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fo:min-height="13.364cm"/>
    </style:style>
    <style:style style:name="pr7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fo:font-size="14pt" style:font-size-asian="14pt" style:font-size-complex="14pt"/>
    </style:style>
    <style:style style:name="T1" style:family="text">
      <style:text-properties fo:font-size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>
          <draw:text-box>
            <text:p>IBM Data Science</text:p>
          </draw:text-box>
        </draw:frame>
        <draw:frame presentation:style-name="pr2" draw:text-style-name="P1" draw:layer="layout" svg:width="25.5cm" svg:height="7cm" svg:x="1.5cm" svg:y="13cm" presentation:class="subtitle" presentation:user-transformed="true">
          <draw:text-box>
            <text:p><text:span text:style-name="T1">Capstone projec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Import all necessary librarie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import numpy as np</text:p>
              </text:list-item>
              <text:list-item>
                <text:p>import pandas as pd </text:p>
              </text:list-item>
              <text:list-item>
                <text:p>from sklearn.cluster import KMeans</text:p>
              </text:list-item>
              <text:list-item>
                <text:p>pd.set_option("display.max_columns", None)</text:p>
              </text:list-item>
              <text:list-item>
                <text:p>pd.set_option("display.max_rows", None)</text:p>
              </text:list-item>
              <text:list-item>
                <text:p>from bs4 import BeautifulSoup</text:p>
              </text:list-item>
              <text:list-item>
                <text:p>import json</text:p>
              </text:list-item>
              <text:list-item>
                <text:p>import matplotlib.cm as cm</text:p>
              </text:list-item>
              <text:list-item>
                <text:p>import matplotlib.colors as colors</text:p>
              </text:list-item>
              <text:list-item>
                <text:p>from geopy.geocoders import Nominatim</text:p>
              </text:list-item>
              <text:list-item>
                <text:p>import folium</text:p>
              </text:list-item>
              <text:list-item>
                <text:p>import requests</text:p>
              </text:list-item>
              <text:list-item>
                <text:p>from pandas.io.json import json_normalize</text:p>
              </text:list-item>
              <text:list-item>
                <text:p>print("Libraries imported."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4.8cm" svg:y="3.2cm" presentation:class="title" presentation:user-transformed="true">
          <draw:text-box>
            <text:p>Data Collecction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* We import data using pandas read_csv method</text:p>
              </text:list-item>
              <text:list-item>
                <text:p/>
              </text:list-item>
              <text:list-item>
                <text:p>crime_data=pd.read_csv('/home/lenovo/Downloads/coursera dataset/Crime_Incidents_in_2018.csv')</text:p>
              </text:list-item>
              <text:list-item>
                <text:p/>
              </text:list-item>
              <text:list-item>
                <text:p>* after reading data lets see first 5 rows to get insight from the data</text:p>
              </text:list-item>
              <text:list-item>
                <text:p>crime_data.head()</text:p>
              </text:list-item>
              <text:list-item>
                <text:p><text:s text:c="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Create new dataframe using only impotant column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<text:s text:c="3"/>data=crime_data[['METHOD','OFFENSE','BLOCK','LATITUDE','LONGITUDE','WARD']]</text:p>
              </text:list-item>
              <text:list-item>
                <text:p>data.head(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Find out places where crime rate is low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less_crimes=data['LATITUDE'].value_counts(ascending=True).head(20)</text:p>
              </text:list-item>
              <text:list-item>
                <text:p>less_crime_latitudes=less_crimes.index.tolist()</text:p>
              </text:list-item>
              <text:list-item>
                <text:p/>
              </text:list-item>
              <text:list-item>
                <text:p>new_data = data[data['LATITUDE'].isin(less_crime_latitudes) ]</text:p>
              </text:list-item>
              <text:list-item>
                <text:p>new_dat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Plot safe places on the map 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*we will use folium library to plot places on the map</text:p>
              </text:list-item>
              <text:list-item>
                <text:p/>
              </text:list-item>
              <text:list-item>
                <text:p>safe_places=folium.Map(location=[38.9072, -77.0369],zoom_start=11)</text:p>
              </text:list-item>
              <text:list-item>
                <text:p>for lat,lng,label in zip(new_data['LATITUDE'], new_data['LONGITUDE'], new_data['OFFENSE']):</text:p>
              </text:list-item>
              <text:list-item>
                <text:p><text:s text:c="4"/>label=folium.Popup(label,parse_html=True)</text:p>
              </text:list-item>
              <text:list-item>
                <text:p><text:s text:c="4"/>folium.CircleMarker(</text:p>
              </text:list-item>
              <text:list-item>
                <text:p><text:s text:c="4"/>[lat,lng],</text:p>
              </text:list-item>
              <text:list-item>
                <text:p><text:s text:c="4"/>radius=5,</text:p>
              </text:list-item>
              <text:list-item>
                <text:p><text:s text:c="4"/>popup=label,</text:p>
              </text:list-item>
              <text:list-item>
                <text:p><text:s text:c="4"/>color='red',</text:p>
              </text:list-item>
              <text:list-item>
                <text:p><text:s text:c="4"/>fill=True,</text:p>
              </text:list-item>
              <text:list-item>
                <text:p><text:s text:c="4"/>fill_color='#3186cc',</text:p>
              </text:list-item>
              <text:list-item>
                <text:p><text:s text:c="4"/>fill_capacity=0.7,</text:p>
              </text:list-item>
              <text:list-item>
                <text:p><text:s text:c="4"/>parse_html=False</text:p>
              </text:list-item>
              <text:list-item>
                <text:p><text:s text:c="4"/>).add_to(safe_places)</text:p>
              </text:list-item>
              <text:list-item>
                <text:p>safe_place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ccess foursqare using foursquare credintials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p text:style-name="P5">i used foursquare to pull the list of top 100 venues within 500 meters radius. I have createda Foursquare developer account in order to obtain account ID and API key to pull the data. From Foursquare, I am able to pull the names, categories, latitude, and longitude of the venues. With this data, I can</text:p>
            <text:p text:style-name="P5">also check how many unique categories that I can get from these venues.Then, I analyze each neighborhood by grouping the rows by neighborhood and taking the mean on the frequency of occurrence of each venue category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Use following code to collect name,category ,longitude,latitude from the foursuare data.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/>
              </text:list-item>
              <text:list-item>
                <text:p>radius = 500</text:p>
              </text:list-item>
              <text:list-item>
                <text:p>LIMIT = 100</text:p>
              </text:list-item>
              <text:list-item>
                <text:p/>
              </text:list-item>
              <text:list-item>
                <text:p>venues = []</text:p>
              </text:list-item>
              <text:list-item>
                <text:p/>
              </text:list-item>
              <text:list-item>
                <text:p>for lat, long in zip(new_data['LATITUDE'], new_data['LONGITUDE']):</text:p>
              </text:list-item>
              <text:list-item>
                <text:p><text:s text:c="4"/>url = 'https://api.foursquare.com/v2/venues/explore?&amp;client_id={}&amp;client_secret={}&amp;v={}&amp;ll={},{}&amp;radius={}&amp;limit={}'.format(</text:p>
              </text:list-item>
              <text:list-item>
                <text:p><text:s text:c="8"/>CLIENT_ID,</text:p>
              </text:list-item>
              <text:list-item>
                <text:p><text:s text:c="8"/>CLIENT_SECRET,</text:p>
              </text:list-item>
              <text:list-item>
                <text:p><text:s text:c="8"/>VERSION,</text:p>
              </text:list-item>
              <text:list-item>
                <text:p><text:s text:c="8"/>lat,</text:p>
              </text:list-item>
              <text:list-item>
                <text:p><text:s text:c="8"/>long,</text:p>
              </text:list-item>
              <text:list-item>
                <text:p><text:s text:c="8"/>radius, </text:p>
              </text:list-item>
              <text:list-item>
                <text:p><text:s text:c="8"/>LIMIT)</text:p>
              </text:list-item>
              <text:list-item>
                <text:p><text:s text:c="4"/></text:p>
              </text:list-item>
              <text:list-item>
                <text:p><text:s text:c="4"/>results = requests.get(url).json()["response"]['groups'][0]['items']</text:p>
              </text:list-item>
              <text:list-item>
                <text:p><text:s text:c="4"/></text:p>
              </text:list-item>
              <text:list-item>
                <text:p><text:s text:c="4"/>for venue in results:</text:p>
              </text:list-item>
              <text:list-item>
                <text:p><text:s text:c="8"/>venues.append((</text:p>
              </text:list-item>
              <text:list-item>
                <text:p><text:s/></text:p>
              </text:list-item>
              <text:list-item>
                <text:p><text:s text:c="12"/></text:p>
              </text:list-item>
              <text:list-item>
                <text:p><text:s text:c="12"/>lat, </text:p>
              </text:list-item>
              <text:list-item>
                <text:p><text:s text:c="12"/>long, </text:p>
              </text:list-item>
              <text:list-item>
                <text:p><text:s text:c="12"/>venue['venue']['name'], </text:p>
              </text:list-item>
              <text:list-item>
                <text:p><text:s text:c="12"/>venue['venue']['location']['lat'], </text:p>
              </text:list-item>
              <text:list-item>
                <text:p><text:s text:c="12"/>venue['venue']['location']['lng'], <text:s/></text:p>
              </text:list-item>
              <text:list-item>
                <text:p><text:s text:c="12"/>venue['venue']['categories'][0]['name'])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ustering </text:p>
          </draw:text-box>
        </draw:frame>
        <draw:frame presentation:style-name="pr5" draw:layer="layout" svg:width="25.5cm" svg:height="13cm" svg:x="1cm" svg:y="5.5cm" presentation:class="outline" presentation:user-transformed="true">
          <draw:text-box>
            <text:list text:style-name="L3">
              <text:list-item>
                <text:p>We groupby <text:s/>data with address and in next step we calculate mean of appearances of places </text:p>
              </text:list-item>
              <text:list-item>
                <text:p/>
              </text:list-item>
              <text:list-item>
                <text:p>washington_grouped= t_onehot.groupby(["ADDRESS"]).mean().reset_index(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lustering<text:line-break/>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* now lets get clusters of the similar neighborhoods with less crime rates in washinton. And plot them using folium library <text:s/>to visualise clusters.</text:p>
              </text:list-item>
              <text:list-item>
                <text:p>kclusters = 5</text:p>
              </text:list-item>
              <text:list-item>
                <text:p/>
              </text:list-item>
              <text:list-item>
                <text:p/>
              </text:list-item>
              <text:list-item>
                <text:p># run k-means clustering</text:p>
              </text:list-item>
              <text:list-item>
                <text:p>kmeans = KMeans(n_clusters=kclusters, random_state=0).fit(clst)</text:p>
              </text:list-item>
              <text:list-item>
                <text:p/>
              </text:list-item>
              <text:list-item>
                <text:p># check cluster labels generated for each row in the dataframe</text:p>
              </text:list-item>
              <text:list-item>
                <text:p>kmeans.labels_[0:10]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IN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2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2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2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2T10:05:55.460774253</meta:creation-date>
    <meta:editing-duration>PT19M11S</meta:editing-duration>
    <meta:editing-cycles>4</meta:editing-cycles>
    <meta:generator>LibreOffice/6.0.7.3$Linux_X86_64 LibreOffice_project/00m0$Build-3</meta:generator>
    <dc:title>Alizarin</dc:title>
    <dc:date>2020-05-02T10:37:08.789315075</dc:date>
    <meta:document-statistic meta:object-count="81"/>
  </office:meta>
</office:document-meta>
</file>